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609cm" fo:margin-left="0cm" table:align="left"/>
    </style:style>
    <style:style style:name="Table1.A" style:family="table-column">
      <style:table-column-properties style:column-width="3.517cm"/>
    </style:style>
    <style:style style:name="Table1.C" style:family="table-column">
      <style:table-column-properties style:column-width="3.519cm"/>
    </style:style>
    <style:style style:name="Table1.E" style:family="table-column">
      <style:table-column-properties style:column-width="3.53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6" style:family="table-row">
      <style:table-row-properties style:min-row-height="4.177cm"/>
    </style:style>
    <style:style style:name="Table2" style:family="table">
      <style:table-properties style:width="17.561cm" table:align="right"/>
    </style:style>
    <style:style style:name="Table2.A" style:family="table-column">
      <style:table-column-properties style:column-width="3.498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528cm"/>
    </style:style>
    <style:style style:name="Table2.E" style:family="table-column">
      <style:table-column-properties style:column-width="3.5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f9900" officeooo:paragraph-rsid="001f9900"/>
    </style:style>
    <style:style style:name="P2" style:family="paragraph" style:parent-style-name="Table_20_Contents">
      <style:text-properties officeooo:rsid="001cdfe9" officeooo:paragraph-rsid="001cdfe9"/>
    </style:style>
    <style:style style:name="P3" style:family="paragraph" style:parent-style-name="Table_20_Contents">
      <style:text-properties officeooo:rsid="001ddad9" officeooo:paragraph-rsid="001ddad9"/>
    </style:style>
    <style:style style:name="P4" style:family="paragraph" style:parent-style-name="Table_20_Contents">
      <style:text-properties officeooo:rsid="001f9900" officeooo:paragraph-rsid="001f9900"/>
    </style:style>
    <style:style style:name="P5" style:family="paragraph" style:parent-style-name="Table_20_Contents">
      <style:text-properties officeooo:rsid="001f9900" officeooo:paragraph-rsid="00245f88"/>
    </style:style>
    <style:style style:name="P6" style:family="paragraph" style:parent-style-name="Table_20_Contents">
      <style:text-properties officeooo:rsid="0020c8ea" officeooo:paragraph-rsid="0020c8ea"/>
    </style:style>
    <style:style style:name="P7" style:family="paragraph" style:parent-style-name="Table_20_Contents">
      <style:text-properties officeooo:rsid="0022a17b" officeooo:paragraph-rsid="0022a17b"/>
    </style:style>
    <style:style style:name="P8" style:family="paragraph" style:parent-style-name="Table_20_Contents">
      <style:text-properties officeooo:rsid="00245f88" officeooo:paragraph-rsid="00245f88"/>
    </style:style>
    <style:style style:name="P9" style:family="paragraph" style:parent-style-name="Standard">
      <style:text-properties fo:color="#000000" style:font-name="Arial" fo:font-size="11pt" fo:letter-spacing="normal"/>
    </style:style>
    <style:style style:name="P10" style:family="paragraph" style:parent-style-name="Standard">
      <style:text-properties fo:color="#000000" style:font-name="Arial" fo:font-size="11pt" fo:letter-spacing="normal" officeooo:paragraph-rsid="0020c8ea"/>
    </style:style>
    <style:style style:name="P11" style:family="paragraph" style:parent-style-name="Standard">
      <style:text-properties fo:color="#000000" style:font-name="Arial" fo:font-size="11pt" fo:letter-spacing="normal" officeooo:paragraph-rsid="00245f88"/>
    </style:style>
    <style:style style:name="P12" style:family="paragraph" style:parent-style-name="Standard">
      <style:text-properties fo:color="#000000" style:font-name="Arial" fo:font-size="11pt" officeooo:paragraph-rsid="0022a17b"/>
    </style:style>
    <style:style style:name="P13" style:family="paragraph" style:parent-style-name="Standard">
      <style:text-properties officeooo:rsid="001f9900" officeooo:paragraph-rsid="00245f88"/>
    </style:style>
    <style:style style:name="P14" style:family="paragraph" style:parent-style-name="Standard">
      <style:text-properties fo:color="#000000" style:font-name="Arial" fo:font-size="11pt"/>
    </style:style>
    <style:style style:name="P15" style:family="paragraph" style:parent-style-name="Standard">
      <style:text-properties fo:color="#000000" style:font-name="Arial" fo:font-size="11pt" fo:letter-spacing="normal"/>
    </style:style>
    <style:style style:name="P16" style:family="paragraph" style:parent-style-name="Standard">
      <style:text-properties fo:color="#000000" style:font-name="Arial" fo:font-size="11pt" fo:letter-spacing="normal" officeooo:paragraph-rsid="002627e7"/>
    </style:style>
    <style:style style:name="P17" style:family="paragraph" style:parent-style-name="Standard">
      <style:text-properties fo:color="#000000" style:font-name="Arial" fo:font-size="11pt" fo:letter-spacing="normal" officeooo:paragraph-rsid="002b4fcf"/>
    </style:style>
    <style:style style:name="P18" style:family="paragraph" style:parent-style-name="Standard">
      <style:text-properties officeooo:rsid="002627e7" officeooo:paragraph-rsid="002627e7"/>
    </style:style>
    <style:style style:name="P19" style:family="paragraph" style:parent-style-name="Table_20_Contents">
      <style:text-properties officeooo:rsid="002627e7" officeooo:paragraph-rsid="002627e7"/>
    </style:style>
    <style:style style:name="P20" style:family="paragraph" style:parent-style-name="Table_20_Contents">
      <style:text-properties officeooo:rsid="001f9900" officeooo:paragraph-rsid="001f9900"/>
    </style:style>
    <style:style style:name="P21" style:family="paragraph" style:parent-style-name="Table_20_Contents">
      <style:text-properties officeooo:rsid="002817c0" officeooo:paragraph-rsid="002817c0"/>
    </style:style>
    <style:style style:name="P22" style:family="paragraph" style:parent-style-name="Table_20_Contents">
      <style:text-properties officeooo:rsid="001ddad9" officeooo:paragraph-rsid="001ddad9"/>
    </style:style>
    <style:style style:name="P23" style:family="paragraph" style:parent-style-name="Table_20_Contents">
      <style:text-properties officeooo:rsid="002c1148" officeooo:paragraph-rsid="002c11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-28:14:49:39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>
          <table:table-cell table:style-name="Table1.A1" office:value-type="string">
            <text:p text:style-name="P2">Test Name</text:p>
          </table:table-cell>
          <table:table-cell table:style-name="Table1.A1" office:value-type="string">
            <text:p text:style-name="P2">What's being tested</text:p>
          </table:table-cell>
          <table:table-cell table:style-name="Table1.A1" office:value-type="string">
            <text:p text:style-name="P2">Nature of Failure</text:p>
          </table:table-cell>
          <table:table-cell table:style-name="Table1.A1" office:value-type="string">
            <text:p text:style-name="P2">Error in Code</text:p>
          </table:table-cell>
          <table:table-cell table:style-name="Table1.E1" office:value-type="string">
            <text:p text:style-name="P2">Solution</text:p>
          </table:table-cell>
        </table:table-row>
        <table:table-row>
          <table:table-cell table:style-name="Table1.A2" office:value-type="string">
            <text:p text:style-name="P3">test general_no_login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in single quotes</text:p>
            <text:p text:style-name="P3"/>
            <text:p text:style-name="P3">1,7c1,7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&lt; Enter 'login' to begin:</text:p>
            <text:p text:style-name="P3">---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  <text:p text:style-name="P3">&gt; Enter ‘login’ to begin:</text:p>
          </table:table-cell>
          <table:table-cell table:style-name="Table1.A2" office:value-type="string">
            <text:p text:style-name="P3">Different quotes are used</text:p>
          </table:table-cell>
          <table:table-cell table:style-name="Table1.E2" office:value-type="string">
            <text:p text:style-name="P3">Change expected prompt files</text:p>
          </table:table-cell>
        </table:table-row>
        <table:table-row>
          <table:table-cell table:style-name="Table1.A2" office:value-type="string">
            <text:p text:style-name="P3">test r_c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Missing period</text:p>
            <text:p text:style-name="P3"/>
            <text:p text:style-name="P3">4c4</text:p>
            <text:p text:style-name="P3">&lt; Error: You do not have permission to do that.</text:p>
            <text:p text:style-name="P3">---</text:p>
            <text:p text:style-name="P3">&gt; Error: You do not have permission to do tha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3">Change expected file, add period</text:p>
          </table:table-cell>
        </table:table-row>
        <table:table-row>
          <table:table-cell table:style-name="Table1.A2" office:value-type="string">
            <text:p text:style-name="P3">a_cr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Diff error message:</text:p>
            <text:p text:style-name="P3"><text:soft-page-break/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nam_bi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6d5</text:p>
            <text:p text:style-name="P3">&lt; Error: Account names must be 1-15 character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,9d7</text:p>
            <text:p text:style-name="P3">&lt; Error: Account does not exist.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cr_wtd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8d7</text:p>
            <text:p text:style-name="P3">&l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l_dep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0d9</text:p>
            <text:p text:style-name="P3">&lt; Enter a valid command: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,2c1</text:p>
            <text:p text:style-name="P3">&lt; 01 000001 000000 00100000 <text:s text:c="15"/></text:p>
            <text:p text:style-name="P3">&lt; 00 000000 000000 00000000 <text:s text:c="15"/></text:p>
            <text:p text:style-name="P3">\ No newline at end of file</text:p>
            <text:p text:style-name="P3">---</text:p>
            <text:p text:style-name="P3">&gt; 01_000001_000001_00100000_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co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</text:p>
            <text:p text:style-name="P3">&lt; Enter deposit amount:</text:p>
            <text:p text:style-name="P3">&lt; Deposit <text:soft-page-break/>Successful</text:p>
            <text:p text:style-name="P3">---</text:p>
            <text:p text:style-name="P3">&gt; Enter an amount to be deposited:</text:p>
            <text:p text:style-name="P3">running test r_dp_oos.txt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1d0</text:p>
            <text:p text:style-name="P3">&lt; 01 000001 000000 00000000 <text:s text:c="3"/>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Deposit Successful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,6c5,6</text:p>
            <text:p text:style-name="P3">&lt; Enter deposit amount:</text:p>
            <text:p text:style-name="P3">&lt; Error: Amount must be entered in cents and greater than 0.</text:p>
            <text:p text:style-name="P3">---</text:p>
            <text:p text:style-name="P3">&gt; Enter an amount to be deposited:</text:p>
            <text:p text:style-name="P3">&gt; Error: Amount must be greater than 0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dp_out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 table:style-name="Table1.16">
          <table:table-cell table:style-name="Table1.A2" office:value-type="string">
            <text:p text:style-name="P3">a_dp_num_neg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&lt; Error: Account number must be greater than 0.</text:p>
            <text:p text:style-name="P3">---</text:p>
            <text:p text:style-name="P3">&gt; Error: Account numbers must be 1-6 digits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a_dp_num_zer.tx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5c5</text:p>
            <text:p text:style-name="P3"><text:soft-page-break/>&lt; Error: Account number must be greater than 0.</text:p>
            <text:p text:style-name="P3">---</text:p>
            <text:p text:style-name="P3">&gt; Error: Account does not exist.</text:p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3">r_wd_zer.txt</text:p>
          </table:table-cell>
          <table:table-cell table:style-name="Table1.A2" office:value-type="string">
            <text:p text:style-name="P17">Test a redundant withdrawal</text:p>
          </table:table-cell>
          <table:table-cell table:style-name="Table1.A2" office:value-type="string">
            <text:p text:style-name="P3">6c6</text:p>
            <text:p text:style-name="P3">&lt; Withdraw Successful</text:p>
            <text:p text:style-name="P3">---</text:p>
            <text:p text:style-name="P3">&gt; Error: Amount must be greater than 0.</text:p>
          </table:table-cell>
          <table:table-cell table:style-name="Table1.A2" office:value-type="string">
            <text:p text:style-name="Table_20_Contents">Checks if val &lt;0, meaning 0 is acceptable</text:p>
          </table:table-cell>
          <table:table-cell table:style-name="Table1.E2" office:value-type="string">
            <text:p text:style-name="P3">Change code (line 140):</text:p>
            <text:p text:style-name="P3">“if int val &lt; 0” changed to “if int val &lt; 1</text:p>
          </table:table-cell>
        </table:table-row>
        <table:table-row>
          <table:table-cell table:style-name="Table1.A2" office:value-type="string">
            <text:p text:style-name="P3">r_wd_out.txt</text:p>
          </table:table-cell>
          <table:table-cell table:style-name="Table1.A2" office:value-type="string">
            <text:p text:style-name="P9">Test if we try to withdrawal and then logout immediately</text:p>
          </table:table-cell>
          <table:table-cell table:style-name="Table1.A2" office:value-type="string">
            <text:p text:style-name="P3">5d4</text:p>
            <text:p text:style-name="P3">&lt; Error: Account numbers must be 1-6 digits.</text:p>
          </table:table-cell>
          <table:table-cell table:style-name="Table1.A2" office:value-type="string">
            <text:p text:style-name="Table_20_Contents">Expected Output missing error message</text:p>
          </table:table-cell>
          <table:table-cell table:style-name="Table1.E2" office:value-type="string">
            <text:p text:style-name="Table_20_Contents">Updated file</text:p>
          </table:table-cell>
        </table:table-row>
        <table:table-row>
          <table:table-cell table:style-name="Table1.A2" office:value-type="string">
            <text:p text:style-name="P4"><text:s/>r_wd_ovr.txt</text:p>
          </table:table-cell>
          <table:table-cell table:style-name="Table1.A2" office:value-type="string">
            <text:p text:style-name="P14">Testing the withdraw command, to test the $1000 limit in one day.</text:p>
          </table:table-cell>
          <table:table-cell table:style-name="Table1.A2" office:value-type="string"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</table:table-cell>
          <table:table-cell table:style-name="Table1.A2" office:value-type="string">
            <text:p text:style-name="P21">Expected Output has wrong prompt. </text:p>
          </table:table-cell>
          <table:table-cell table:style-name="Table1.E2" office:value-type="string">
            <text:p text:style-name="P21">“Withdraw Successful” removed from code. Output file updated</text:p>
          </table:table-cell>
        </table:table-row>
        <table:table-row>
          <table:table-cell table:style-name="Table1.A2" office:value-type="string">
            <text:p text:style-name="P4">a_wd_xct.txt</text:p>
          </table:table-cell>
          <table:table-cell table:style-name="Table1.A2" office:value-type="string">
            <text:p text:style-name="P16">Check that logout updates transaction summary file</text:p>
          </table:table-cell>
          <table:table-cell table:style-name="Table1.A2" office:value-type="string">
            <text:p text:style-name="P4">1c1</text:p>
            <text:p text:style-name="P4">&lt; 02 000000 123456 99999999 <text:s text:c="15"/></text:p>
            <text:p text:style-name="P4">---</text:p>
            <text:p text:style-name="P4">&gt; 02 123456 000000 99999999 </text:p>
          </table:table-cell>
          <table:table-cell table:style-name="Table1.A2" office:value-type="string">
            <text:p text:style-name="P19">Expected Outputs for agent had accounts in wrong order</text:p>
          </table:table-cell>
          <table:table-cell table:style-name="Table1.E2" office:value-type="string">
            <text:p text:style-name="P19">Updated files</text:p>
          </table:table-cell>
        </table:table-row>
        <table:table-row>
          <table:table-cell table:style-name="Table1.A2" office:value-type="string">
            <text:p text:style-name="P4">a_wd_num_neg.txt</text:p>
          </table:table-cell>
          <table:table-cell table:style-name="Table1.A2" office:value-type="string">
            <text:p text:style-name="P9">Reject account number that is not an int</text:p>
          </table:table-cell>
          <table:table-cell table:style-name="Table1.A2" office:value-type="string">
            <text:p text:style-name="P4">c5</text:p>
            <text:p text:style-name="P4">&lt; Error: Account number must be greater than 0.</text:p>
            <text:p text:style-name="P4">---</text:p>
            <text:p text:style-name="P4">&gt; Error: Account numbers must be 1-6 digits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a_wd_num_zer.txt</text:p>
          </table:table-cell>
          <table:table-cell table:style-name="Table1.A2" office:value-type="string">
            <text:p text:style-name="P9">Reject account number zero</text:p>
          </table:table-cell>
          <table:table-cell table:style-name="Table1.A2" office:value-type="string">
            <text:p text:style-name="P4">5c5</text:p>
            <text:p text:style-name="P4">&lt; Error: Account number must be <text:soft-page-break/>greater than 0.</text:p>
            <text:p text:style-name="P4">---</text:p>
            <text:p text:style-name="P4">&gt; Error: Account does not exist.</text:p>
          </table:table-cell>
          <table:table-cell table:style-name="Table1.A2" office:value-type="string">
            <text:p text:style-name="P8">Expected Prompt has wrong error message</text:p>
          </table:table-cell>
          <table:table-cell table:style-name="Table1.E2" office:value-type="string">
            <text:p text:style-name="P8">Enter 'login' to begin:</text:p>
            <text:p text:style-name="P8">Are you 'retail' or <text:soft-page-break/>'agent'?</text:p>
            <text:p text:style-name="P8">Enter a valid command:</text:p>
            <text:p text:style-name="P8">Enter a valid account number:</text:p>
            <text:p text:style-name="P8">Error: Account number must be greater than 0.</text:p>
            <text:p text:style-name="P8">Enter a valid command:</text:p>
          </table:table-cell>
        </table:table-row>
        <table:table-row>
          <table:table-cell table:style-name="Table1.A2" office:value-type="string">
            <text:p text:style-name="P4">r_tr_cor.txt</text:p>
          </table:table-cell>
          <table:table-cell table:style-name="Table1.A2" office:value-type="string">
            <text:p text:style-name="P11">Test a transfer in retail under normal conditions</text:p>
          </table:table-cell>
          <table:table-cell table:style-name="Table1.A2" office:value-type="string">
            <text:p text:style-name="P4">1,2c1</text:p>
            <text:p text:style-name="P4">&lt; 03 000002 000001 00100000 <text:s text:c="15"/></text:p>
            <text:p text:style-name="P4">&lt; 00 000000 000000 00000000 <text:s text:c="15"/></text:p>
            <text:p text:style-name="P4">\ No newline at end of file</text:p>
            <text:p text:style-name="P4">---</text:p>
            <text:p text:style-name="P4">&gt; 03_000001_000002_00100000_ <text:s/></text:p>
          </table:table-cell>
          <table:table-cell table:style-name="Table1.A2" office:value-type="string">
            <text:p text:style-name="P8">Expected Prompt had underscores and no empty transaction string indicating end</text:p>
          </table:table-cell>
          <table:table-cell table:style-name="Table1.E2" office:value-type="string">
            <text:p text:style-name="P13">03 000002 000001 00100000 <text:s text:c="15"/></text:p>
            <text:p text:style-name="P5">00 000000 000000 00000000 <text:s/></text:p>
          </table:table-cell>
        </table:table-row>
        <table:table-row>
          <table:table-cell table:style-name="Table1.A2" office:value-type="string">
            <text:p text:style-name="P4">r_tr_out.txt</text:p>
          </table:table-cell>
          <table:table-cell table:style-name="Table1.A2" office:value-type="string">
            <text:p text:style-name="P9">Test the response of logging out while in a transaction</text:p>
          </table:table-cell>
          <table:table-cell table:style-name="Table1.A2" office:value-type="string">
            <text:p text:style-name="P4">5d4</text:p>
            <text:p text:style-name="P4">&lt; Error: Account numbers must be 1-6 digits.</text:p>
          </table:table-cell>
          <table:table-cell table:style-name="Table1.A2" office:value-type="string">
            <text:p text:style-name="P7">ExpectedPrompt missing error message</text:p>
          </table:table-cell>
          <table:table-cell table:style-name="Table1.E2" office:value-type="string">
            <text:p text:style-name="P7">Enter ‘login’ to begin:</text:p>
            <text:p text:style-name="P7">Are you ‘retail’ or ‘agent’:</text:p>
            <text:p text:style-name="P7">Enter a valid command:</text:p>
            <text:p text:style-name="P7">Enter a valid account number to transfer from:</text:p>
            <text:p text:style-name="P7">Error: Account numbers must be 1-6 digits.</text:p>
            <text:p text:style-name="P7">Enter a valid command:</text:p>
          </table:table-cell>
        </table:table-row>
        <table:table-row>
          <table:table-cell table:style-name="Table1.A2" office:value-type="string">
            <text:p text:style-name="P4">r_tr_lng.txt</text:p>
          </table:table-cell>
          <table:table-cell table:style-name="Table1.A2" office:value-type="string">
            <text:p text:style-name="P12">Testing if the deposit command accepts an account number that is too long, in retail</text:p>
          </table:table-cell>
          <table:table-cell table:style-name="Table1.A2" office:value-type="string">
            <text:p text:style-name="P4">5,7d4</text:p>
            <text:p text:style-name="P4">&lt; Error: Account does not exist.</text:p>
            <text:p text:style-name="P4">&lt; Enter a valid command:</text:p>
            <text:p text:style-name="P4">&lt; Enter a valid command:</text:p>
          </table:table-cell>
          <table:table-cell table:style-name="Table1.A2" office:value-type="string">
            <text:p text:style-name="P7">Unnecessary input in prompt file</text:p>
          </table:table-cell>
          <table:table-cell table:style-name="Table1.E2" office:value-type="string">
            <text:p text:style-name="P7">login</text:p>
            <text:p text:style-name="P7">retail</text:p>
            <text:p text:style-name="P7">transfer</text:p>
            <text:p text:style-name="P7">0000012</text:p>
            <text:p text:style-name="P7">logout</text:p>
          </table:table-cell>
        </table:table-row>
        <table:table-row>
          <table:table-cell table:style-name="Table1.A2" office:value-type="string">
            <text:p text:style-name="P4">a_tr_sam.txt</text:p>
          </table:table-cell>
          <table:table-cell table:style-name="Table1.A2" office:value-type="string">
            <text:p text:style-name="P10">Reject transfer to same account</text:p>
          </table:table-cell>
          <table:table-cell table:style-name="Table1.A2" office:value-type="string">
            <text:p text:style-name="P4">6,7c6</text:p>
            <text:p text:style-name="P4">&lt; Enter transfer amount:</text:p>
            <text:p text:style-name="P4">&lt; Error: Amount must be entered in <text:soft-page-break/>cents and greater than 0.</text:p>
            <text:p text:style-name="P4">---</text:p>
            <text:p text:style-name="P4">&gt; Error: Cannot transfer to the same account.</text:p>
          </table:table-cell>
          <table:table-cell table:style-name="Table1.A2" office:value-type="string">
            <text:p text:style-name="P6">Doesn't check if account number is the same</text:p>
          </table:table-cell>
          <table:table-cell table:style-name="Table1.E2" office:value-type="string">
            <text:p text:style-name="P6">if (account_num_from == account_num_to)</text:p>
            <text:p text:style-name="P6"><text:tab/><text:tab/>print <text:soft-page-break/>error_transfer_same</text:p>
            <text:p text:style-name="P6"><text:tab/><text:tab/>return None</text:p>
          </table:table-cell>
        </table:table-row>
      </table:table>
      <text:p text:style-name="Standard"/>
      <text:p text:style-name="P18">10-29:13:05:57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">r_wd_ovr.txt</text:p>
          </table:table-cell>
          <table:table-cell table:style-name="Table2.A1" office:value-type="string">
            <text:p text:style-name="P14">Testing the withdraw command, to test the $1000 limit in one day.</text:p>
          </table:table-cell>
          <table:table-cell table:style-name="Table2.A1" office:value-type="string">
            <text:p text:style-name="P4">9,10c8,9</text:p>
            <text:p text:style-name="P4">&lt; Enter withdraw amount:</text:p>
            <text:p text:style-name="P4">&lt; Withdraw Successful</text:p>
            <text:p text:style-name="P4">---</text:p>
            <text:p text:style-name="P4">&gt; Enter an amount to be deposited:</text:p>
            <text:p text:style-name="P4">&gt; Error: You can not withdraw any more from this account today</text:p>
          </table:table-cell>
          <table:table-cell table:style-name="Table2.A1" office:value-type="string">
            <text:p text:style-name="Table_20_Contents"/>
          </table:table-cell>
          <table:table-cell table:style-name="Table2.E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">r_wd_lng.txt</text:p>
          </table:table-cell>
          <table:table-cell table:style-name="Table2.A2" office:value-type="string">
            <text:p text:style-name="P14">Testing if the deposit command accepts an account number that is too long, in retail</text:p>
          </table:table-cell>
          <table:table-cell table:style-name="Table2.A2" office:value-type="string">
            <text:p text:style-name="P3">5,6d4</text:p>
            <text:p text:style-name="P3">&lt; Error: Account does not exist.</text:p>
            <text:p text:style-name="P3">&lt; Enter a valid command:</text:p>
          </table:table-cell>
          <table:table-cell table:style-name="Table2.A2" office:value-type="string">
            <text:p text:style-name="Table_20_Contents">Code converts input to a number, then checks if &gt;999999, instead of checking how many digits are entered</text:p>
          </table:table-cell>
          <table:table-cell table:style-name="Table2.E2" office:value-type="string">
            <text:p text:style-name="Table_20_Contents">In check_account_num, check string length before converting to int</text:p>
          </table:table-cell>
        </table:table-row>
        <table:table-row>
          <table:table-cell table:style-name="Table2.A2" office:value-type="string">
            <text:p text:style-name="P23">general_double_login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4d3</text:p>
            <text:p text:style-name="P23">&lt; Are you 'retail' or 'agent'?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c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2c2</text:p>
            <text:p text:style-name="P23">&lt; Are you 'retail' or 'agent'?</text:p>
            <text:p text:style-name="P23">---</text:p>
            <text:p text:style-name="P23">&gt; Are you 'retail' or 'agent'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a_cr_dep.txt, a_dl_wtd.txt,</text:p>
            <text:p text:style-name="P23">a_dl_dep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0d9</text:p>
            <text:p text:style-name="P23">&lt; Enter a valid command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c1</text:p>
            <text:p text:style-name="P23">&lt; 03 000002 000001 00100000 <text:s text:c="15"/></text:p>
            <text:p text:style-name="P23">---</text:p>
            <text:p text:style-name="P23">&gt; 03 000001 000002 00100000 <text:s/>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23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1,2c1,2</text:p>
            <text:p text:style-name="P23">&lt; Enter 'login' to begin:</text:p>
            <text:p text:style-name="P23">&lt; Are you 'retail' or 'agent'?</text:p>
            <text:p text:style-name="P23">---</text:p>
            <text:p text:style-name="P23">&gt; Enter ‘login’ to begin:</text:p>
            <text:p text:style-name="P23">&gt; Are you ‘retail’ or ‘agent’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<text:s/>r_tr_co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6c6</text:p>
            <text:p text:style-name="P23">&lt; Enter transfer amount:</text:p>
            <text:p text:style-name="P23">---</text:p>
            <text:p text:style-name="P23">&gt; Enter a transfer amount: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r_tr_zer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6,7c6,7</text:p>
            <text:p text:style-name="P23">&lt; Enter transfer amount:</text:p>
            <text:p text:style-name="P23">&lt; Error: Amount must be entered in cents and greater than 0.</text:p>
            <text:p text:style-name="P23">---</text:p>
            <text:p text:style-name="P23">&gt; Enter a transfer amount:</text:p>
            <text:p text:style-name="P23">&gt; Error: Amount must be greater than 0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3">a_tr_num_neg.tx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23">5c5</text:p>
            <text:p text:style-name="P23">&lt; Error: Account number must be greater than 0.</text:p>
            <text:p text:style-name="P23">---</text:p>
            <text:p text:style-name="P23">&gt; Error: Account numbers must be 1-6 digits.</text:p>
          </table:table-cell>
          <table:table-cell table:style-name="Table2.A2" office:value-type="string">
            <text:p text:style-name="Table_20_Contents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14:55:36.340406502</meta:creation-date>
    <dc:date>2014-10-29T13:34:34.450531474</dc:date>
    <meta:editing-duration>PT1H44M36S</meta:editing-duration>
    <meta:editing-cycles>11</meta:editing-cycles>
    <meta:generator>LibreOffice/4.3.2.2$Linux_X86_64 LibreOffice_project/430m0$Build-2</meta:generator>
    <meta:document-statistic meta:table-count="2" meta:image-count="0" meta:object-count="0" meta:page-count="7" meta:paragraph-count="260" meta:word-count="1055" meta:character-count="6191" meta:non-whitespace-character-count="5261"/>
  </office:meta>
</office:document-meta>
</file>